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131cm" fo:min-width="5.675cm"/>
    </style:style>
    <style:style style:name="gr4" style:family="graphic" style:parent-style-name="standard">
      <style:graphic-properties draw:stroke="none" svg:stroke-color="#000000" draw:fill="none" draw:fill-color="#ffffff" draw:auto-grow-height="true" draw:auto-grow-width="false" fo:max-height="0cm" fo:min-height="3.368cm"/>
    </style:style>
    <style:style style:name="gr5" style:family="graphic" style:parent-style-name="standard">
      <style:graphic-properties draw:stroke="none" svg:stroke-color="#000000" draw:fill="none" draw:fill-color="#ffffff" draw:auto-grow-height="true" draw:auto-grow-width="false" fo:max-height="0cm" fo:min-height="15.368cm"/>
    </style:style>
    <style:style style:name="gr6" style:family="graphic" style:parent-style-name="standard">
      <style:graphic-properties draw:stroke="none" svg:stroke-color="#000000" draw:fill="none" draw:fill-color="#ffffff" draw:auto-grow-height="true" draw:auto-grow-width="false" fo:max-height="0cm" fo:min-height="18.878cm"/>
    </style:style>
    <style:style style:name="gr7" style:family="graphic" style:parent-style-name="standard">
      <style:graphic-properties draw:stroke="none" svg:stroke-color="#000000" draw:fill="none" draw:fill-color="#ffffff" draw:auto-grow-height="true" draw:auto-grow-width="false" fo:max-height="0cm" fo:min-height="2.849cm"/>
    </style:style>
    <style:style style:name="gr8"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9"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style:font-size-asian="20pt"/>
    </style:style>
    <style:style style:name="P3"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4" style:family="paragraph">
      <style:text-properties fo:color="#6666ff" fo:font-size="60pt" style:font-size-asian="60pt" style:font-size-complex="60pt"/>
    </style:style>
    <style:style style:name="P5"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6" style:family="paragraph">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P7"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8"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1"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2" style:family="text">
      <style:text-properties fo:color="#6666ff" fo:font-size="60pt" style:font-size-asian="60pt" style:font-size-complex="60pt"/>
    </style:style>
    <style:style style:name="T3"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4"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5"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6"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7"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8"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9"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10"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クトゥルフ神話RPGAR</text:p>
            <text:p>取扱説明書</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5cm" svg:x="2.1cm" svg:y="14.107cm" presentation:class="notes" presentation:placeholder="true">
            <draw:text-box/>
          </draw:frame>
        </presentation:notes>
      </draw:page>
      <draw:page draw:name="page3"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3" draw:text-style-name="P3" draw:layer="layout" svg:width="6.175cm" svg:height="1.381cm" svg:x="16.5cm" svg:y="2.123cm">
          <draw:text-box>
            <text:p><text:span text:style-name="T1">探索者作成</text:span></text:p>
          </draw:text-box>
        </draw:frame>
        <draw:frame draw:style-name="gr4" draw:text-style-name="P4" draw:layer="layout" svg:width="2cm" svg:height="3.618cm" svg:x="10cm" svg:y="4cm">
          <draw:text-box>
            <text:p><text:span text:style-name="T2">①</text:span></text:p>
          </draw:text-box>
        </draw:frame>
        <draw:frame draw:style-name="gr4" draw:text-style-name="P4" draw:layer="layout" svg:width="2cm" svg:height="3.618cm" svg:x="5.5cm" svg:y="13.382cm">
          <draw:text-box>
            <text:p><text:span text:style-name="T2">②</text:span></text:p>
          </draw:text-box>
        </draw:frame>
        <draw:frame draw:style-name="gr4" draw:text-style-name="P4" draw:layer="layout" svg:width="2cm" svg:height="3.618cm" svg:x="10.5cm" svg:y="13.382cm">
          <draw:text-box>
            <text:p><text:span text:style-name="T2">③</text:span></text:p>
          </draw:text-box>
        </draw:frame>
        <draw:frame draw:style-name="gr4" draw:text-style-name="P4" draw:layer="layout" svg:width="2cm" svg:height="3.618cm" svg:x="10.5cm" svg:y="16.5cm">
          <draw:text-box>
            <text:p><text:span text:style-name="T2">④</text:span></text:p>
          </draw:text-box>
        </draw:frame>
        <draw:frame draw:style-name="gr4" draw:text-style-name="P4" draw:layer="layout" svg:width="2cm" svg:height="3.618cm" svg:x="5.5cm" svg:y="16.382cm">
          <draw:text-box>
            <text:p><text:span text:style-name="T2">⑤</text:span></text:p>
          </draw:text-box>
        </draw:frame>
        <draw:frame draw:style-name="gr5" draw:text-style-name="P5" draw:layer="layout" svg:width="13.5cm" svg:height="15.618cm" svg:x="13cm" svg:y="3.882cm">
          <draw:text-box>
            <text:p><text:span text:style-name="T3">①</text:span><text:span text:style-name="T3">名前入力欄</text:span></text:p>
            <text:p><text:span text:style-name="T3"/></text:p>
            <text:p><text:span text:style-name="T3">②</text:span><text:span text:style-name="T3">再ロール用ボタン</text:span></text:p>
            <text:p><text:span text:style-name="T4">（ここを押すことでステータスは何回でも決め直せます。また、同時にブラウザで広告ページ（</text:span><text:span text:style-name="T5">永久パピルスのシナリオ集やクトゥルフ神話</text:span><text:span text:style-name="T5">TRPG</text:span><text:span text:style-name="T5">ルールブックの販売サイト）を開く</text:span><text:span text:style-name="T4">ので、もし良ければそちらも御贔屓に……）</text:span></text:p>
            <text:p><text:span text:style-name="T4"/></text:p>
            <text:p><text:span text:style-name="T3">③</text:span><text:span text:style-name="T3">キャラクターイラスト選択</text:span></text:p>
            <text:p><text:span text:style-name="T4">（キャライラストの</text:span><text:span text:style-name="T4">png</text:span><text:span text:style-name="T4">ファイルを選択します。キャラクターシートにキャラ画像が表示されたり、シナリオによってはキャラクター立ち絵がイベント中に表示されることも。</text:span><text:span text:style-name="T5">面倒なら設定しなくても構いません</text:span><text:span text:style-name="T4">）</text:span></text:p>
            <text:p><text:span text:style-name="T3"/></text:p>
            <text:p><text:span text:style-name="T3">④</text:span><text:span text:style-name="T3">技能シート</text:span></text:p>
            <text:p><text:span text:style-name="T4">（詳細は次ページ）</text:span></text:p>
            <text:p><text:span text:style-name="T4"/></text:p>
            <text:p><text:span text:style-name="T3">⑤</text:span><text:span text:style-name="T3">キャラクターシートの決定</text:span></text:p>
            <text:p><text:span text:style-name="T4">（</text:span><text:span text:style-name="T5">決定されたキャラクターは技能ポイントの増減操作ができなくなる</text:span><text:span text:style-name="T4">ので、技能ポイントの分配忘れにご注意ください）</text:span></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draw:style-name="gr2" draw:text-style-name="P1" draw:layer="layout" svg:width="22.573cm" svg:height="16.93cm" svg:x="2.772cm" svg:y="2.118cm">
          <draw:image xlink:href="Pictures/1000020100000280000001E05FBB25B2.png" xlink:type="simple" xlink:show="embed" xlink:actuate="onLoad">
            <text:p/>
          </draw:image>
        </draw:frame>
        <draw:frame draw:style-name="gr4" draw:text-style-name="P4" draw:layer="layout" svg:width="2cm" svg:height="3.618cm" svg:x="11.5cm" svg:y="1cm">
          <draw:text-box>
            <text:p><text:span text:style-name="T2">①</text:span></text:p>
          </draw:text-box>
        </draw:frame>
        <draw:frame draw:style-name="gr4" draw:text-style-name="P4" draw:layer="layout" svg:width="2cm" svg:height="3.618cm" svg:x="12cm" svg:y="16.882cm">
          <draw:text-box>
            <text:p><text:span text:style-name="T2">④</text:span></text:p>
          </draw:text-box>
        </draw:frame>
        <draw:frame draw:style-name="gr4" draw:text-style-name="P4" draw:layer="layout" svg:width="2cm" svg:height="3.618cm" svg:x="11cm" svg:y="14.382cm">
          <draw:text-box>
            <text:p><text:span text:style-name="T2">②</text:span></text:p>
          </draw:text-box>
        </draw:frame>
        <draw:frame draw:style-name="gr4" draw:text-style-name="P4" draw:layer="layout" svg:width="2cm" svg:height="3.618cm" svg:x="8cm" svg:y="15.382cm">
          <draw:text-box>
            <text:p><text:span text:style-name="T2">③</text:span></text:p>
          </draw:text-box>
        </draw:frame>
        <draw:frame draw:style-name="gr6" draw:text-style-name="P3" draw:layer="layout" svg:width="12.5cm" svg:height="19.128cm" svg:x="14cm" svg:y="1.882cm">
          <draw:text-box>
            <text:p><text:span text:style-name="T1">　　技能シート画面</text:span></text:p>
            <text:p><text:span text:style-name="T4">技能シート画面では、技能名をクリック</text:span><text:span text:style-name="T4">or</text:span><text:span text:style-name="T4">長押しすると技能にポイントを割り振ることができます。</text:span><text:span text:style-name="T4">(</text:span><text:span text:style-name="T4">キャラクター作成時のみ</text:span><text:span text:style-name="T4">)</text:span></text:p>
            <text:p><text:span text:style-name="T4">ポイントを入れすぎてしまった際は、長押しを続けると分配していない状態にループします。</text:span></text:p>
            <text:p><text:span text:style-name="T4"/></text:p>
            <text:p><text:span text:style-name="T4"/></text:p>
            <text:p><text:span text:style-name="T4"/></text:p>
            <text:p><text:span text:style-name="T3">①</text:span><text:span text:style-name="T3">配分初期化</text:span></text:p>
            <text:p><text:span text:style-name="T4">配分した技能ポイントを一度リセットします。</text:span></text:p>
            <text:p><text:span text:style-name="T4"/></text:p>
            <text:p><text:span text:style-name="T3">②</text:span><text:span text:style-name="T3">ページ切替</text:span></text:p>
            <text:p><text:span text:style-name="T4">技能シートは２ページあるので、ページを切り替えます。</text:span></text:p>
            <text:p><text:span text:style-name="T4"/></text:p>
            <text:p><text:span text:style-name="T3">③</text:span><text:span text:style-name="T3">残り技能ポイント</text:span></text:p>
            <text:p><text:span text:style-name="T4">未配分の技能ポイントです。この数字が０になるまで技能ポイントを分配できます。</text:span></text:p>
            <text:p><text:span text:style-name="T4"/></text:p>
            <text:p><text:span text:style-name="T3">④</text:span><text:span text:style-name="T3">技能シートボタン</text:span></text:p>
            <text:p><text:span text:style-name="T4">このボタンを押すと技能シート画面を終了します。</text:span></text:p>
            <text:p><text:span text:style-name="T4"/></text:p>
            <text:p><text:span text:style-name="T3">⑤</text:span><text:span text:style-name="T3">決定ボタン</text:span></text:p>
            <text:p><text:span text:style-name="T4">前画面（キャラクターシート画面）の決定ボタンです。この画面からでもキャラクターを決定することは可能です。</text:span></text:p>
            <text:p><text:span text:style-name="T4"/></text:p>
            <text:p><text:span text:style-name="T4"/></text:p>
          </draw:text-box>
        </draw:frame>
        <draw:frame draw:style-name="gr4" draw:text-style-name="P4" draw:layer="layout" svg:width="2cm" svg:height="3.618cm" svg:x="6cm" svg:y="17cm">
          <draw:text-box>
            <text:p><text:span text:style-name="T2">⑤</text:span></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draw:style-name="gr2" draw:text-style-name="P1" draw:layer="layout" svg:width="22.573cm" svg:height="16.93cm" svg:x="2.772cm" svg:y="2.118cm">
          <draw:image xlink:href="Pictures/1000020100000280000001E0CFF73D25.png" xlink:type="simple" xlink:show="embed" xlink:actuate="onLoad">
            <text:p/>
          </draw:image>
        </draw:frame>
        <draw:frame draw:style-name="gr7" draw:text-style-name="P6" draw:layer="layout" svg:width="14cm" svg:height="3.099cm" svg:x="13.5cm" svg:y="3.901cm">
          <draw:text-box>
            <text:p><text:span text:style-name="T4">左図のようにファイルブラウザが起動しますので、遊びたいシナリオのファイルを選択します。シナリオのファイル形式は</text:span><text:span text:style-name="T4">zip</text:span><text:span text:style-name="T4">です。</text:span></text:p>
          </draw:text-box>
        </draw:frame>
        <draw:frame draw:style-name="gr7" draw:text-style-name="P7" draw:layer="layout" svg:width="13.5cm" svg:height="3.099cm" svg:x="13.5cm" svg:y="18cm">
          <draw:text-box>
            <text:p><text:span text:style-name="T6">※</text:span><text:span text:style-name="T6">シナリオファイルはユーザーの有志によって作成・配布されています。（永久パピルスのホームページから、シナリオファイル作成ソフトを無料でダウンロードすることができます）</text:span></text:p>
            <text:p><text:span text:style-name="T6">自己責任のうえで信頼できるシナリオ作成者さまのファイルをダウンロードし、遊んでください。</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draw:style-name="gr2" draw:text-style-name="P1" draw:layer="layout" svg:width="22.573cm" svg:height="16.93cm" svg:x="2.772cm" svg:y="2.118cm">
          <draw:image xlink:href="Pictures/1000020100000280000001E0BDBA3A2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draw:style-name="gr8" draw:text-style-name="P8" draw:layer="layout" svg:width="14.5cm" svg:height="18.7cm" svg:x="13.5cm" svg:y="1.5cm">
          <draw:text-box>
            <text:p><text:span text:style-name="T7">　　</text:span><text:span text:style-name="T8">バックログ画面</text:span></text:p>
            <text:p><text:span text:style-name="T4"/></text:p>
            <text:p><text:span text:style-name="T4">シナリオのバックログを開きます。上下スワイプ（ドラッグ）でテキストを上下させることができます。バックログの最大保存行数（セリフ数）は</text:span><text:span text:style-name="T4">1000</text:span><text:span text:style-name="T4">行です。</text:span></text:p>
            <text:p><text:span text:style-name="T4"/></text:p>
            <text:p><text:span text:style-name="T4">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4"/></text:p>
            <text:p><text:span text:style-name="T4"/></text:p>
            <text:p><text:span text:style-name="T4"/></text:p>
            <text:p><text:span text:style-name="T9">バックログ画面</text:span></text:p>
            <text:p><text:span text:style-name="T4"/></text:p>
            <text:p><text:span text:style-name="T4">①</text:span><text:span text:style-name="T4">取得情報画面を開きます</text:span></text:p>
            <text:p><text:span text:style-name="T4"/></text:p>
            <text:p><text:span text:style-name="T4">②</text:span><text:span text:style-name="T4">キャラクターシートを見ます</text:span></text:p>
            <text:p><text:span text:style-name="T4"/></text:p>
            <text:p><text:span text:style-name="T4">③</text:span><text:span text:style-name="T4">元の画面（マップ</text:span><text:span text:style-name="T4">or</text:span><text:span text:style-name="T4">シナリオ）に戻ります。</text:span></text:p>
            <text:p><text:span text:style-name="T4"/></text:p>
            <text:p><text:span text:style-name="T4"/></text:p>
            <text:p><text:span text:style-name="T4"/></text:p>
            <text:p><text:span text:style-name="T9">取得情報画面</text:span></text:p>
            <text:p><text:span text:style-name="T3"/></text:p>
            <text:p><text:span text:style-name="T4">①</text:span><text:span text:style-name="T4">現在表示しているアイテム画像の整理番号</text:span><text:span text:style-name="T4">(</text:span><text:span text:style-name="T4">取得した順に番号が割り振られます</text:span><text:span text:style-name="T4">)</text:span></text:p>
            <text:p><text:span text:style-name="T4"/></text:p>
            <text:p><text:span text:style-name="T4">②</text:span><text:span text:style-name="T4">バックログ画面に戻るボタン</text:span></text:p>
          </draw:text-box>
        </draw:frame>
        <draw:frame draw:style-name="gr2" draw:text-style-name="P1" draw:layer="layout" svg:width="6cm" svg:height="11.93cm" svg:x="6.5cm" svg:y="8.5cm">
          <draw:image xlink:href="Pictures/10000201000000FA000001E0F3A0006D.png" xlink:type="simple" xlink:show="embed" xlink:actuate="onLoad">
            <text:p/>
          </draw:image>
        </draw:frame>
        <draw:frame draw:style-name="gr4" draw:text-style-name="P4" draw:layer="layout" svg:width="2cm" svg:height="3.618cm" svg:x="11cm" svg:y="17.5cm">
          <draw:text-box>
            <text:p><text:span text:style-name="T2">①</text:span></text:p>
          </draw:text-box>
        </draw:frame>
        <draw:frame draw:style-name="gr4" draw:text-style-name="P4" draw:layer="layout" svg:width="2cm" svg:height="3.618cm" svg:x="7.5cm" svg:y="17.5cm">
          <draw:text-box>
            <text:p><text:span text:style-name="T2">②</text:span></text:p>
          </draw:text-box>
        </draw:frame>
        <draw:frame draw:style-name="gr2" draw:text-style-name="P1" draw:layer="layout" svg:width="6.499cm" svg:height="12.43cm" svg:x="0.5cm" svg:y="2cm">
          <draw:image xlink:href="Pictures/10000201000000FA000001E06CCB8324.png" xlink:type="simple" xlink:show="embed" xlink:actuate="onLoad">
            <text:p/>
          </draw:image>
        </draw:frame>
        <draw:frame draw:style-name="gr5" draw:text-style-name="P5" draw:layer="layout" svg:width="13.5cm" svg:height="15.618cm" svg:x="1cm" svg:y="1cm">
          <draw:text-box>
            <text:p><text:span text:style-name="T4">バックログ画面</text:span></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　　　　　　　　　　　取得情報画面</text:span></text:p>
          </draw:text-box>
        </draw:frame>
        <draw:frame draw:style-name="gr4" draw:text-style-name="P4" draw:layer="layout" svg:width="2cm" svg:height="3.618cm" svg:x="0.5cm" svg:y="11.5cm">
          <draw:text-box>
            <text:p><text:span text:style-name="T2">①</text:span></text:p>
          </draw:text-box>
        </draw:frame>
        <draw:frame draw:style-name="gr4" draw:text-style-name="P4" draw:layer="layout" svg:width="2cm" svg:height="3.618cm" svg:x="5cm" svg:y="11.5cm">
          <draw:text-box>
            <text:p><text:span text:style-name="T2">②</text:span></text:p>
          </draw:text-box>
        </draw:frame>
        <draw:frame draw:style-name="gr4" draw:text-style-name="P4" draw:layer="layout" svg:width="2cm" svg:height="3.618cm" svg:x="3cm" svg:y="11.382cm">
          <draw:text-box>
            <text:p><text:span text:style-name="T2">③</text:span></text:p>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draw:style-name="gr9" draw:text-style-name="P1" draw:layer="layout" svg:width="22.573cm" svg:height="16.93cm" svg:x="2.772cm" svg:y="2.118cm">
          <draw:image xlink:href="Pictures/1000020100000280000001E02547D1D5.png" xlink:type="simple" xlink:show="embed" xlink:actuate="onLoad">
            <text:p text:style-name="P1">　　　　　　　　 <text:s text:c="2"/>　　　　　　　　　　　　　　　　　　　　　　　　　<text:span text:style-name="T10">イベント画面</text:span></text:p>
          </draw:image>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draw:style-name="gr2" draw:text-style-name="P1" draw:layer="layout" svg:width="28cm" svg:height="21cm" svg:x="0cm" svg:y="0cm">
          <draw:image xlink:href="Pictures/1000020100000280000001E05179CD4B.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draw:style-name="gr2" draw:text-style-name="P1" draw:layer="layout" svg:width="22.573cm" svg:height="16.93cm" svg:x="2.772cm" svg:y="2.118cm">
          <draw:image xlink:href="Pictures/1000020100000280000001E0A52A91D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2" draw:text-style-name="P1" draw:layer="layout" svg:width="22.573cm" svg:height="16.93cm" svg:x="2.772cm" svg:y="2.118cm">
          <draw:image xlink:href="Pictures/1000020100000280000001E07EFF030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draw:style-name="gr2" draw:text-style-name="P1" draw:layer="layout" svg:width="28cm" svg:height="21.5cm" svg:x="0cm" svg:y="0cm">
          <draw:image xlink:href="Pictures/1000020100000280000001E0B9BC536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17M59S</meta:editing-duration>
    <meta:editing-cycles>9</meta:editing-cycles>
    <meta:generator>OpenOffice/4.1.1$Win32 OpenOffice.org_project/411m6$Build-9775</meta:generator>
    <dc:date>2018-11-23T20:59:04.96</dc:date>
    <meta:document-statistic meta:object-count="80"/>
  </office:meta>
</office:document-meta>
</file>